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wards" table:style-name="ta1">
        <table:shapes>
          <draw:frame draw:z-index="0" draw:style-name="gr1" draw:text-style-name="P1" svg:width="6.2988in" svg:height="3.5429in" svg:x="0.7693in" svg:y="2.487in">
            <draw:object draw:notify-on-update-of-ranges="Rewards.A2:Rewards.G2 Rewards.A1:Rewards.A1 Rewards.A103:Rewards.G103 Rewards.A5:Rewards.A5 Rewards.I103:Rewards.O103 Rewards.A9:Rewards.A9 Rewards.Q103:Rewards.W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Midpoin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0^-1</text:p>
          </table:table-cell>
          <table:table-cell office:value-type="string" calcext:value-type="string">
            <text:p>10^-2</text:p>
          </table:table-cell>
          <table:table-cell office:value-type="string" calcext:value-type="string">
            <text:p>10^-3</text:p>
          </table:table-cell>
          <table:table-cell office:value-type="string" calcext:value-type="string">
            <text:p>10^-4</text:p>
          </table:table-cell>
          <table:table-cell office:value-type="string" calcext:value-type="string">
            <text:p>10^-5</text:p>
          </table:table-cell>
          <table:table-cell office:value-type="string" calcext:value-type="string">
            <text:p>10^-6</text:p>
          </table:table-cell>
          <table:table-cell office:value-type="string" calcext:value-type="string">
            <text:p>10^-7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ing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0^-1</text:p>
          </table:table-cell>
          <table:table-cell office:value-type="string" calcext:value-type="string">
            <text:p>10^-2</text:p>
          </table:table-cell>
          <table:table-cell office:value-type="string" calcext:value-type="string">
            <text:p>10^-3</text:p>
          </table:table-cell>
          <table:table-cell office:value-type="string" calcext:value-type="string">
            <text:p>10^-4</text:p>
          </table:table-cell>
          <table:table-cell office:value-type="string" calcext:value-type="string">
            <text:p>10^-5</text:p>
          </table:table-cell>
          <table:table-cell office:value-type="string" calcext:value-type="string">
            <text:p>10^-6</text:p>
          </table:table-cell>
          <table:table-cell office:value-type="string" calcext:value-type="string">
            <text:p>10^-7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0^-1</text:p>
          </table:table-cell>
          <table:table-cell office:value-type="string" calcext:value-type="string">
            <text:p>10^-2</text:p>
          </table:table-cell>
          <table:table-cell office:value-type="string" calcext:value-type="string">
            <text:p>10^-3</text:p>
          </table:table-cell>
          <table:table-cell office:value-type="string" calcext:value-type="string">
            <text:p>10^-4</text:p>
          </table:table-cell>
          <table:table-cell office:value-type="string" calcext:value-type="string">
            <text:p>10^-5</text:p>
          </table:table-cell>
          <table:table-cell office:value-type="string" calcext:value-type="string">
            <text:p>10^-6</text:p>
          </table:table-cell>
          <table:table-cell office:value-type="string" calcext:value-type="string">
            <text:p>10^-7</text:p>
          </table:table-cell>
          <table:table-cell table:number-columns-repeated="16"/>
        </table:table-row>
        <table:table-row table:style-name="ro1" table:number-rows-repeated="92">
          <table:table-cell table:number-columns-repeated="23"/>
        </table:table-row>
        <table:table-row table:style-name="ro1">
          <table:table-cell table:style-name="ce1" table:number-columns-repeated="23"/>
        </table:table-row>
        <table:table-row table:style-name="ro1" table:number-rows-repeated="2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</table:table-row>
      </table:table>
      <table:table table:name="Splits" table:style-name="ta1">
        <table:shapes>
          <draw:frame draw:z-index="0" draw:style-name="gr1" draw:text-style-name="P1" svg:width="8.0476in" svg:height="4.3736in" svg:x="0.4122in" svg:y="8.2169in">
            <draw:object draw:notify-on-update-of-ranges="Splits.A2:Splits.G2 Splits.A1:Splits.A1 Splits.A3:Splits.G3 Splits.A7:Splits.A7 Splits.A9:Splits.G9 Splits.A13:Splits.A13 Splits.A15:Splits.G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.9709in" svg:height="4.3945in" svg:x="0.4307in" svg:y="3.3756in">
            <draw:object draw:notify-on-update-of-ranges="Splits.A2:Splits.G2 Splits.A1:Splits.A1 Splits.A5:Splits.G5 Splits.A7:Splits.A7 Splits.A11:Splits.G11 Splits.A13:Splits.A13 Splits.A17:Splits.G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8.0476in" svg:height="4.3736in" svg:x="0.3476in" svg:y="12.978in">
            <draw:object draw:notify-on-update-of-ranges="Splits.A2:Splits.G2 Splits.A1:Splits.A1 Splits.A4:Splits.G4 Splits.A7:Splits.A7 Splits.A10:Splits.G10 Splits.A13:Splits.A13 Splits.A16:Splits.G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Midpoin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0^-1</text:p>
          </table:table-cell>
          <table:table-cell office:value-type="string" calcext:value-type="string">
            <text:p>10^-2</text:p>
          </table:table-cell>
          <table:table-cell office:value-type="string" calcext:value-type="string">
            <text:p>10^-3</text:p>
          </table:table-cell>
          <table:table-cell office:value-type="string" calcext:value-type="string">
            <text:p>10^-4</text:p>
          </table:table-cell>
          <table:table-cell office:value-type="string" calcext:value-type="string">
            <text:p>10^-5</text:p>
          </table:table-cell>
          <table:table-cell office:value-type="string" calcext:value-type="string">
            <text:p>10^-6</text:p>
          </table:table-cell>
          <table:table-cell office:value-type="string" calcext:value-type="string">
            <text:p>10^-7</text:p>
          </table:table-cell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table:style-name="ce2" table:number-columns-repeated="7"/>
          <table:table-cell table:number-columns-repeated="2"/>
          <table:table-cell table:style-name="ce2" table:number-columns-repeated="7"/>
        </table:table-row>
        <table:table-row table:style-name="ro1">
          <table:table-cell table:style-name="ce2" table:number-columns-repeated="7"/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ing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0^-1</text:p>
          </table:table-cell>
          <table:table-cell office:value-type="string" calcext:value-type="string">
            <text:p>10^-2</text:p>
          </table:table-cell>
          <table:table-cell office:value-type="string" calcext:value-type="string">
            <text:p>10^-3</text:p>
          </table:table-cell>
          <table:table-cell office:value-type="string" calcext:value-type="string">
            <text:p>10^-4</text:p>
          </table:table-cell>
          <table:table-cell office:value-type="string" calcext:value-type="string">
            <text:p>10^-5</text:p>
          </table:table-cell>
          <table:table-cell office:value-type="string" calcext:value-type="string">
            <text:p>10^-6</text:p>
          </table:table-cell>
          <table:table-cell office:value-type="string" calcext:value-type="string">
            <text:p>10^-7</text:p>
          </table:table-cell>
          <table:table-cell table:number-columns-repeated="16"/>
        </table:table-row>
        <table:table-row table:style-name="ro1" table:number-rows-repeated="2">
          <table:table-cell table:style-name="ce3" table:number-columns-repeated="7"/>
          <table:table-cell table:number-columns-repeated="16"/>
        </table:table-row>
        <table:table-row table:style-name="ro1">
          <table:table-cell table:style-name="ce2" table:number-columns-repeated="7"/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0^-1</text:p>
          </table:table-cell>
          <table:table-cell office:value-type="string" calcext:value-type="string">
            <text:p>10^-2</text:p>
          </table:table-cell>
          <table:table-cell office:value-type="string" calcext:value-type="string">
            <text:p>10^-3</text:p>
          </table:table-cell>
          <table:table-cell office:value-type="string" calcext:value-type="string">
            <text:p>10^-4</text:p>
          </table:table-cell>
          <table:table-cell office:value-type="string" calcext:value-type="string">
            <text:p>10^-5</text:p>
          </table:table-cell>
          <table:table-cell office:value-type="string" calcext:value-type="string">
            <text:p>10^-6</text:p>
          </table:table-cell>
          <table:table-cell office:value-type="string" calcext:value-type="string">
            <text:p>10^-7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2" table:number-columns-repeated="7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5:53:12.934379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21:51:58.853883108</meta:creation-date>
    <dc:date>2015-08-20T15:54:37.132910983</dc:date>
    <meta:editing-duration>PT1H54M47S</meta:editing-duration>
    <meta:editing-cycles>45</meta:editing-cycles>
    <meta:generator>LibreOffice/4.2.8.2$Linux_X86_64 LibreOffice_project/420m0$Build-2</meta:generator>
    <meta:document-statistic meta:table-count="2" meta:cell-count="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14cm" svg:y="0.316cm" chart:style-name="ch2">
          <text:p>Total Rewards</text:p>
        </chart:title>
        <chart:legend chart:legend-position="end" svg:x="13.36cm" svg:y="3.703cm" style:legend-expansion="high" chart:style-name="ch3"/>
        <chart:plot-area chart:style-name="ch4" table:cell-range-address="Rewards.A2:Rewards.G2 Rewards.A1:Rewards.A1 Rewards.A103:Rewards.G103 Rewards.A5:Rewards.A5 Rewards.I103:Rewards.O103 Rewards.A9:Rewards.A9 Rewards.Q103:Rewards.W103" chart:data-source-has-labels="both" svg:x="0.32cm" svg:y="1.301cm" svg:width="12.72cm" svg:height="7.519cm">
          <chartooo:coordinate-region svg:x="0.941cm" svg:y="1.5cm" svg:width="11.687cm" svg:height="6.673cm"/>
          <chart:axis chart:dimension="x" chart:name="primary-x" chart:style-name="ch5" chartooo:axis-type="auto">
            <chartooo:date-scale/>
            <chart:categories table:cell-range-address="Rewards.A2:Rewards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wards.A103:Rewards.G103" chart:label-cell-address="Rewards.A1:Rewards.A1" chart:class="chart:line">
            <chart:data-point chart:repeated="7"/>
          </chart:series>
          <chart:series chart:style-name="ch8" chart:values-cell-range-address="Rewards.I103:Rewards.O103" chart:label-cell-address="Rewards.A5:Rewards.A5" chart:class="chart:line">
            <chart:data-point chart:repeated="7"/>
          </chart:series>
          <chart:series chart:style-name="ch9" chart:values-cell-range-address="Rewards.Q103:Rewards.W103" chart:label-cell-address="Rewards.A9:Rewards.A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-1</text:p>
                <draw:g>
                  <svg:desc>Rewards.A2:Rewards.G2</svg:desc>
                </draw:g>
              </table:table-cell>
              <table:table-cell office:value-type="string">
                <text:p>10^-2</text:p>
              </table:table-cell>
              <table:table-cell office:value-type="string">
                <text:p>10^-3</text:p>
              </table:table-cell>
              <table:table-cell office:value-type="string">
                <text:p>10^-4</text:p>
              </table:table-cell>
              <table:table-cell office:value-type="string">
                <text:p>10^-5</text:p>
              </table:table-cell>
              <table:table-cell office:value-type="string">
                <text:p>10^-6</text:p>
              </table:table-cell>
              <table:table-cell office:value-type="string">
                <text:p>10^-7</text:p>
              </table:table-cell>
            </table:table-row>
          </table:table-header-rows>
          <table:table-rows>
            <table:table-row>
              <table:table-cell office:value-type="string">
                <text:p>Midpoint</text:p>
                <draw:g>
                  <svg:desc>Rewards.A1:Rewards.A1</svg:desc>
                </draw:g>
              </table:table-cell>
              <table:table-cell office:value-type="float" office:value="NaN">
                <text:p>NaN</text:p>
                <draw:g>
                  <svg:desc>Rewards.A103:Rewards.G10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le</text:p>
                <draw:g>
                  <svg:desc>Rewards.A5:Rewards.A5</svg:desc>
                </draw:g>
              </table:table-cell>
              <table:table-cell office:value-type="float" office:value="NaN">
                <text:p>NaN</text:p>
                <draw:g>
                  <svg:desc>Rewards.I103:Rewards.O10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x</text:p>
                <draw:g>
                  <svg:desc>Rewards.A9:Rewards.A9</svg:desc>
                </draw:g>
              </table:table-cell>
              <table:table-cell office:value-type="float" office:value="NaN">
                <text:p>NaN</text:p>
                <draw:g>
                  <svg:desc>Rewards.Q103:Rewards.W10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42cm" svg:height="11.11cm" xlink:href=".." xlink:type="simple" chart:class="chart:line" chart:style-name="ch1">
        <chart:title svg:x="9.053cm" svg:y="0.358cm" chart:style-name="ch2">
          <text:p>Total Splits</text:p>
        </chart:title>
        <chart:legend svg:x="16.546cm" svg:y="1.769cm" style:legend-expansion="custom" chartooo:width="2.878cm" chartooo:height="2.155cm" style:legend-expansion-aspect-ratio="1.33549883990719" chart:style-name="ch3"/>
        <chart:plot-area chart:style-name="ch4" table:cell-range-address="Splits.A2:Splits.G3 Splits.A1:Splits.A1 Splits.A7:Splits.A7 Splits.A9:Splits.G9 Splits.A13:Splits.A13 Splits.A15:Splits.G15" chart:data-source-has-labels="both" svg:x="0.408cm" svg:y="1.385cm" svg:width="19.626cm" svg:height="9.503cm">
          <chartooo:coordinate-region svg:x="1.029cm" svg:y="1.584cm" svg:width="18.593cm" svg:height="8.657cm"/>
          <chart:axis chart:dimension="x" chart:name="primary-x" chart:style-name="ch5" chartooo:axis-type="auto">
            <chartooo:date-scale/>
            <chart:categories table:cell-range-address="Splits.A2:Splits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A3:Splits.G3" chart:label-cell-address="Splits.A1:Splits.A1" chart:class="chart:line">
            <chart:data-point chart:repeated="7"/>
          </chart:series>
          <chart:series chart:style-name="ch8" chart:values-cell-range-address="Splits.A9:Splits.G9" chart:label-cell-address="Splits.A7:Splits.A7" chart:class="chart:line">
            <chart:data-point chart:repeated="7"/>
          </chart:series>
          <chart:series chart:style-name="ch9" chart:values-cell-range-address="Splits.A15:Splits.G15" chart:label-cell-address="Splits.A13:Splits.A1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-1</text:p>
                <draw:g>
                  <svg:desc>Splits.A2:Splits.G2</svg:desc>
                </draw:g>
              </table:table-cell>
              <table:table-cell office:value-type="string">
                <text:p>10^-2</text:p>
              </table:table-cell>
              <table:table-cell office:value-type="string">
                <text:p>10^-3</text:p>
              </table:table-cell>
              <table:table-cell office:value-type="string">
                <text:p>10^-4</text:p>
              </table:table-cell>
              <table:table-cell office:value-type="string">
                <text:p>10^-5</text:p>
              </table:table-cell>
              <table:table-cell office:value-type="string">
                <text:p>10^-6</text:p>
              </table:table-cell>
              <table:table-cell office:value-type="string">
                <text:p>10^-7</text:p>
              </table:table-cell>
            </table:table-row>
          </table:table-header-rows>
          <table:table-rows>
            <table:table-row>
              <table:table-cell office:value-type="string">
                <text:p>Midpoint</text:p>
                <draw:g>
                  <svg:desc>Splits.A1:Splits.A1</svg:desc>
                </draw:g>
              </table:table-cell>
              <table:table-cell office:value-type="float" office:value="NaN">
                <text:p>NaN</text:p>
                <draw:g>
                  <svg:desc>Splits.A3:Splits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le</text:p>
                <draw:g>
                  <svg:desc>Splits.A7:Splits.A7</svg:desc>
                </draw:g>
              </table:table-cell>
              <table:table-cell office:value-type="float" office:value="NaN">
                <text:p>NaN</text:p>
                <draw:g>
                  <svg:desc>Splits.A9:Splits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x</text:p>
                <draw:g>
                  <svg:desc>Splits.A13:Splits.A13</svg:desc>
                </draw:g>
              </table:table-cell>
              <table:table-cell office:value-type="float" office:value="NaN">
                <text:p>NaN</text:p>
                <draw:g>
                  <svg:desc>Splits.A15:Splits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line" chart:style-name="ch1">
        <chart:title svg:x="8.413cm" svg:y="0.359cm" chart:style-name="ch2">
          <text:p>% Wanted Splits</text:p>
        </chart:title>
        <chart:legend svg:x="15.201cm" svg:y="7.712cm" style:legend-expansion="custom" chartooo:width="3.897cm" chartooo:height="2.269cm" style:legend-expansion-aspect-ratio="1.71749669457911" chart:style-name="ch3"/>
        <chart:plot-area chart:style-name="ch4" table:cell-range-address="Splits.A2:Splits.G2 Splits.A1:Splits.A1 Splits.A5:Splits.G5 Splits.A7:Splits.A7 Splits.A11:Splits.G11 Splits.A13:Splits.A13 Splits.A17:Splits.G17" chart:data-source-has-labels="both" svg:x="0.404cm" svg:y="1.387cm" svg:width="19.439cm" svg:height="9.553cm">
          <chartooo:coordinate-region svg:x="1.316cm" svg:y="1.586cm" svg:width="18.115cm" svg:height="8.707cm"/>
          <chart:axis chart:dimension="x" chart:name="primary-x" chart:style-name="ch5" chartooo:axis-type="auto">
            <chartooo:date-scale/>
            <chart:categories table:cell-range-address="Splits.A2:Splits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A5:Splits.G5" chart:label-cell-address="Splits.A1:Splits.A1" chart:class="chart:line">
            <chart:data-point chart:repeated="7"/>
          </chart:series>
          <chart:series chart:style-name="ch9" chart:values-cell-range-address="Splits.A11:Splits.G11" chart:label-cell-address="Splits.A7:Splits.A7" chart:class="chart:line">
            <chart:data-point chart:repeated="7"/>
          </chart:series>
          <chart:series chart:style-name="ch10" chart:values-cell-range-address="Splits.A17:Splits.G17" chart:label-cell-address="Splits.A13:Splits.A1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-1</text:p>
                <draw:g>
                  <svg:desc>Splits.A2:Splits.G2</svg:desc>
                </draw:g>
              </table:table-cell>
              <table:table-cell office:value-type="string">
                <text:p>10^-2</text:p>
              </table:table-cell>
              <table:table-cell office:value-type="string">
                <text:p>10^-3</text:p>
              </table:table-cell>
              <table:table-cell office:value-type="string">
                <text:p>10^-4</text:p>
              </table:table-cell>
              <table:table-cell office:value-type="string">
                <text:p>10^-5</text:p>
              </table:table-cell>
              <table:table-cell office:value-type="string">
                <text:p>10^-6</text:p>
              </table:table-cell>
              <table:table-cell office:value-type="string">
                <text:p>10^-7</text:p>
              </table:table-cell>
            </table:table-row>
          </table:table-header-rows>
          <table:table-rows>
            <table:table-row>
              <table:table-cell office:value-type="string">
                <text:p>Midpoint</text:p>
                <draw:g>
                  <svg:desc>Splits.A1:Splits.A1</svg:desc>
                </draw:g>
              </table:table-cell>
              <table:table-cell office:value-type="float" office:value="NaN">
                <text:p>NaN</text:p>
                <draw:g>
                  <svg:desc>Splits.A5:Splits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le</text:p>
                <draw:g>
                  <svg:desc>Splits.A7:Splits.A7</svg:desc>
                </draw:g>
              </table:table-cell>
              <table:table-cell office:value-type="float" office:value="NaN">
                <text:p>NaN</text:p>
                <draw:g>
                  <svg:desc>Splits.A11:Splits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x</text:p>
                <draw:g>
                  <svg:desc>Splits.A13:Splits.A13</svg:desc>
                </draw:g>
              </table:table-cell>
              <table:table-cell office:value-type="float" office:value="NaN">
                <text:p>NaN</text:p>
                <draw:g>
                  <svg:desc>Splits.A17:Splits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42cm" svg:height="11.11cm" xlink:href=".." xlink:type="simple" chart:class="chart:line" chart:style-name="ch1">
        <chart:title svg:x="8.775cm" svg:y="0.358cm" chart:style-name="ch2">
          <text:p>Wanted Splits</text:p>
        </chart:title>
        <chart:legend svg:x="16.546cm" svg:y="1.769cm" style:legend-expansion="custom" chartooo:width="2.878cm" chartooo:height="2.155cm" style:legend-expansion-aspect-ratio="1.33549883990719" chart:style-name="ch3"/>
        <chart:plot-area chart:style-name="ch4" table:cell-range-address="Splits.A2:Splits.G2 Splits.A1:Splits.A1 Splits.A4:Splits.G4 Splits.A7:Splits.A7 Splits.A10:Splits.G10 Splits.A13:Splits.A13 Splits.A16:Splits.G16" chart:data-source-has-labels="both" svg:x="0.408cm" svg:y="1.385cm" svg:width="19.626cm" svg:height="9.503cm">
          <chartooo:coordinate-region svg:x="1.029cm" svg:y="1.584cm" svg:width="18.593cm" svg:height="8.657cm"/>
          <chart:axis chart:dimension="x" chart:name="primary-x" chart:style-name="ch5" chartooo:axis-type="auto">
            <chartooo:date-scale/>
            <chart:categories table:cell-range-address="Splits.A2:Splits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A4:Splits.G4" chart:label-cell-address="Splits.A1:Splits.A1" chart:class="chart:line">
            <chart:data-point chart:repeated="7"/>
          </chart:series>
          <chart:series chart:style-name="ch8" chart:values-cell-range-address="Splits.A10:Splits.G10" chart:label-cell-address="Splits.A7:Splits.A7" chart:class="chart:line">
            <chart:data-point chart:repeated="7"/>
          </chart:series>
          <chart:series chart:style-name="ch9" chart:values-cell-range-address="Splits.A16:Splits.G16" chart:label-cell-address="Splits.A13:Splits.A1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-1</text:p>
                <draw:g>
                  <svg:desc>Splits.A2:Splits.G2</svg:desc>
                </draw:g>
              </table:table-cell>
              <table:table-cell office:value-type="string">
                <text:p>10^-2</text:p>
              </table:table-cell>
              <table:table-cell office:value-type="string">
                <text:p>10^-3</text:p>
              </table:table-cell>
              <table:table-cell office:value-type="string">
                <text:p>10^-4</text:p>
              </table:table-cell>
              <table:table-cell office:value-type="string">
                <text:p>10^-5</text:p>
              </table:table-cell>
              <table:table-cell office:value-type="string">
                <text:p>10^-6</text:p>
              </table:table-cell>
              <table:table-cell office:value-type="string">
                <text:p>10^-7</text:p>
              </table:table-cell>
            </table:table-row>
          </table:table-header-rows>
          <table:table-rows>
            <table:table-row>
              <table:table-cell office:value-type="string">
                <text:p>Midpoint</text:p>
                <draw:g>
                  <svg:desc>Splits.A1:Splits.A1</svg:desc>
                </draw:g>
              </table:table-cell>
              <table:table-cell office:value-type="float" office:value="NaN">
                <text:p>NaN</text:p>
                <draw:g>
                  <svg:desc>Splits.A4:Splits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gle</text:p>
                <draw:g>
                  <svg:desc>Splits.A7:Splits.A7</svg:desc>
                </draw:g>
              </table:table-cell>
              <table:table-cell office:value-type="float" office:value="NaN">
                <text:p>NaN</text:p>
                <draw:g>
                  <svg:desc>Splits.A10:Splits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x</text:p>
                <draw:g>
                  <svg:desc>Splits.A13:Splits.A13</svg:desc>
                </draw:g>
              </table:table-cell>
              <table:table-cell office:value-type="float" office:value="NaN">
                <text:p>NaN</text:p>
                <draw:g>
                  <svg:desc>Splits.A16:Splits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